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386in" svg:x="7.2201in" svg:y="0.398in">
            <draw:object draw:notify-on-update-of-ranges="Sheet1.A1:Sheet1.A67 Sheet1.B1:Sheet1.B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386in" svg:x="6.1886in" svg:y="0.7874in">
            <draw:object draw:notify-on-update-of-ranges="Sheet1.A1:Sheet1.A67 Sheet1.B1:Sheet1.B67 Sheet1.C1:Sheet1.C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7063in" svg:y="5.0173in">
            <draw:object draw:notify-on-update-of-ranges="Sheet1.A1:Sheet1.A67 Sheet1.B1:Sheet1.B67 Sheet1.C1:Sheet1.C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1.05.19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7.19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2.198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-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.07.1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8.198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08.19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09.19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02.200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.03.20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.06.2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.07.20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9.200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4.200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.06.20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05.20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.10.201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05.20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.08.20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10.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10.20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10.20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12.20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12.20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6.20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.06.2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8.20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07.2016</text:p>
          </table:table-cell>
          <table:table-cell office:value-type="float" office:value="86" calcext:value-type="float">
            <text:p>8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28.11.20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12.201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estohlen</text:p>
          </table:table-cell>
          <table:table-cell/>
        </table:table-row>
        <table:table-row table:style-name="ro1">
          <table:table-cell office:value-type="string" calcext:value-type="string">
            <text:p>08.01.20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1.20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3.20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07.04.20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5.20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.06.201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06.20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.08.20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08.2017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12.08.20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9.20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31.10.20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21.12.20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.04.20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04.20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07.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08.2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8.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9.201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.01.20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.01.2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04.20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02.202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04.04.20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04.20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8.20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.12.20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11.202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3.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.06.20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1.20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.02.20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2.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03.20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10.202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11.2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12.2024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01.01.20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miet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07:37:31.525735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13:45:42.588406335</meta:creation-date>
    <dc:date>2025-01-29T22:30:44.911573677</dc:date>
    <meta:editing-duration>P7DT15H10M23S</meta:editing-duration>
    <meta:editing-cycles>4</meta:editing-cycles>
    <meta:generator>LibreOffice/6.4.7.2$Linux_X86_64 LibreOffice_project/40$Build-2</meta:generator>
    <meta:document-statistic meta:table-count="1" meta:cell-count="21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title svg:x="6.995cm" svg:y="0.315cm" chart:style-name="ch2">
          <text:p>Fatalities</text:p>
        </chart:title>
        <chart:legend chart:legend-position="end" svg:x="13.109cm" svg:y="4.192cm" style:legend-expansion="high" chart:style-name="ch3"/>
        <chart:plot-area chart:style-name="ch4" table:cell-range-address="Sheet1.A1:Sheet1.B67" chart:data-source-has-labels="column" svg:x="0.319cm" svg:y="1.299cm" svg:width="12.471cm" svg:height="7.511cm">
          <chartooo:coordinate-region svg:x="1.69cm" svg:y="1.299cm" svg:width="11.1cm" svg:height="5.546cm"/>
          <chart:axis chart:dimension="x" chart:name="primary-x" chart:style-name="ch5" chartooo:axis-type="auto">
            <chartooo:date-scale/>
            <chart:categories table:cell-range-address="Sheet1.A1:Sheet1.A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7" chart:class="chart:line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1.05.1949</text:p>
                <draw:g>
                  <svg:desc>Sheet1.A1:Sheet1.A67</svg:desc>
                </draw:g>
              </table:table-cell>
              <table:table-cell office:value-type="float" office:value="3">
                <text:p>3</text:p>
                <draw:g>
                  <svg:desc>Sheet1.B1:Sheet1.B67</svg:desc>
                </draw:g>
              </table:table-cell>
            </table:table-row>
            <table:table-row>
              <table:table-cell office:value-type="string">
                <text:p>10.07.1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.12.19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.07.1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.08.1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.08.19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.09.1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.02.2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3.03.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.06.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.07.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.09.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.04.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2.06.2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.05.2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.10.2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.05.20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4.08.2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.10.2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.10.2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.10.20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.12.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.12.2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.06.2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.06.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.08.2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.07.20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.11.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.12.20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8.01.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.01.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.03.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7.04.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.05.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.06.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.06.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.08.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.08.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.08.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.09.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.10.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.12.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7.04.2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.04.2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.07.2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.08.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.08.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.09.20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1.01.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.01.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.04.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.02.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.04.2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.04.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.08.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.12.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.11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.03.2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8.06.2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.11.20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.02.2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.02.2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.03.2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.10.20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.11.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.12.20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1.01.202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3.088cm" svg:y="3.94cm" style:legend-expansion="high" chart:style-name="ch2"/>
        <chart:plot-area chart:style-name="ch3" table:cell-range-address="Sheet1.A1:Sheet1.C67" chart:data-source-has-labels="column" svg:x="0.319cm" svg:y="0.179cm" svg:width="12.45cm" svg:height="8.631cm">
          <chartooo:coordinate-region svg:x="1.142cm" svg:y="0.381cm" svg:width="11.435cm" svg:height="7.776cm"/>
          <chart:axis chart:dimension="x" chart:name="primary-x" chart:style-name="ch4" chartooo:axis-type="auto">
            <chart:categories table:cell-range-address="Sheet1.A1:Sheet1.A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7" chart:class="chart:scatter">
            <chart:data-point chart:repeated="67"/>
          </chart:series>
          <chart:series chart:style-name="ch7" chart:values-cell-range-address="Sheet1.C1:Sheet1.C67" chart:class="chart:scatte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1.05.1949</text:p>
                <draw:g>
                  <svg:desc>Sheet1.A1:Sheet1.A67</svg:desc>
                </draw:g>
              </table:table-cell>
              <table:table-cell office:value-type="float" office:value="3">
                <text:p>3</text:p>
                <draw:g>
                  <svg:desc>Sheet1.B1:Sheet1.B67</svg:desc>
                </draw:g>
              </table:table-cell>
              <table:table-cell office:value-type="float" office:value="0">
                <text:p>0</text:p>
                <draw:g>
                  <svg:desc>Sheet1.C1:Sheet1.C67</svg:desc>
                </draw:g>
              </table:table-cell>
            </table:table-row>
            <table:table-row>
              <table:table-cell office:value-type="string">
                <text:p>10.07.197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.12.1981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.07.19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.08.198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.08.19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.09.199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.02.2001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.03.200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8.06.200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.07.2008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.09.200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.04.200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2.06.20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.05.201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.10.2013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.05.201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4.08.201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.10.2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.10.201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5.10.20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.12.20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.12.20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.06.2015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.06.20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.08.201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.07.2016</text:p>
              </table:table-cell>
              <table:table-cell office:value-type="float" office:value="86">
                <text:p>8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8.11.20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.12.2016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08.01.201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.01.2017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.03.2017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7.04.2017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.05.201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.06.2017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.06.20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9.08.20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.08.2017</text:p>
              </table:table-cell>
              <table:table-cell office:value-type="float" office:value="14">
                <text:p>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.08.2017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.09.201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.10.201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.12.201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7.04.201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.04.201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.07.20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.08.20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.08.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.09.201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1.01.20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1.01.20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.04.20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.02.2020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4.04.20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.04.20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.08.20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1.12.202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.11.2021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.03.202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.06.202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.11.20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.02.202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.02.202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.03.202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.10.2024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.11.202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.12.2024</text:p>
              </table:table-cell>
              <table:table-cell office:value-type="float" office:value="6">
                <text:p>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01.01.202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cm" svg:y="3.946cm" style:legend-expansion="high" chart:style-name="ch2"/>
        <chart:plot-area chart:style-name="ch3" table:cell-range-address="Sheet1.A1:Sheet1.C67" chart:data-source-has-labels="column" svg:x="0.32cm" svg:y="0.18cm" svg:width="12.45cm" svg:height="8.64cm">
          <chartooo:coordinate-region svg:x="1.691cm" svg:y="0.18cm" svg:width="11.079cm" svg:height="6.675cm"/>
          <chart:axis chart:dimension="x" chart:name="primary-x" chart:style-name="ch4" chartooo:axis-type="auto">
            <chartooo:date-scale/>
            <chart:categories table:cell-range-address="Sheet1.A1:Sheet1.A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7" chart:class="chart:line">
            <chart:data-point chart:repeated="67"/>
          </chart:series>
          <chart:series chart:style-name="ch7" chart:values-cell-range-address="Sheet1.C1:Sheet1.C67" chart:class="chart:line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1.05.1949</text:p>
                <draw:g>
                  <svg:desc>Sheet1.A1:Sheet1.A67</svg:desc>
                </draw:g>
              </table:table-cell>
              <table:table-cell office:value-type="float" office:value="3">
                <text:p>3</text:p>
                <draw:g>
                  <svg:desc>Sheet1.B1:Sheet1.B67</svg:desc>
                </draw:g>
              </table:table-cell>
              <table:table-cell office:value-type="float" office:value="0">
                <text:p>0</text:p>
                <draw:g>
                  <svg:desc>Sheet1.C1:Sheet1.C67</svg:desc>
                </draw:g>
              </table:table-cell>
            </table:table-row>
            <table:table-row>
              <table:table-cell office:value-type="string">
                <text:p>10.07.197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.12.1981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.07.19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.08.198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.08.19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.09.199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.02.2001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.03.200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8.06.200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.07.2008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.09.200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.04.200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2.06.20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.05.201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.10.2013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.05.201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4.08.201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.10.2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.10.201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5.10.20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.12.20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.12.20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.06.2015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.06.20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.08.201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.07.2016</text:p>
              </table:table-cell>
              <table:table-cell office:value-type="float" office:value="86">
                <text:p>8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8.11.20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.12.2016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08.01.201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.01.2017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.03.2017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7.04.2017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.05.201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.06.2017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.06.20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9.08.20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.08.2017</text:p>
              </table:table-cell>
              <table:table-cell office:value-type="float" office:value="14">
                <text:p>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.08.2017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.09.201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.10.201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.12.201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7.04.201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.04.201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.07.20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.08.20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.08.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.09.201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1.01.20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1.01.20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.04.20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.02.2020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4.04.20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.04.20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.08.20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1.12.202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.11.2021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.03.202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.06.202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.11.20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.02.202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.02.202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.03.202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.10.2024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.11.202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.12.2024</text:p>
              </table:table-cell>
              <table:table-cell office:value-type="float" office:value="6">
                <text:p>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01.01.202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